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3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1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  <style:paragraph-properties style:writing-mode="lr-tb"/>
    </style:style>
    <style:style style:name="gr15" style:family="graphic" style:parent-style-name="standard">
      <style:graphic-properties draw:opacity="100%" draw:opacity-name="Transparency_20_1" draw:textarea-horizontal-align="justify" draw:textarea-vertical-align="middle" draw:auto-grow-height="false" fo:min-height="0.55cm" fo:min-width="3.346cm"/>
      <style:paragraph-properties style:writing-mode="lr-tb"/>
    </style:style>
    <style:style style:name="gr16" style:family="graphic" style:parent-style-name="standard">
      <style:graphic-properties draw:opacity="100%" draw:opacity-name="Transparency_20_1" draw:textarea-horizontal-align="justify" draw:textarea-vertical-align="middle" draw:auto-grow-height="false" fo:min-height="0.55cm" fo:min-width="4.488cm"/>
      <style:paragraph-properties style:writing-mode="lr-tb"/>
    </style:style>
    <style:style style:name="gr17" style:family="graphic" style:parent-style-name="standard">
      <style:graphic-properties draw:opacity="100%" draw:opacity-name="Transparency_20_1" draw:textarea-horizontal-align="justify" draw:textarea-vertical-align="middle" draw:auto-grow-height="false" fo:min-height="0.55cm" fo:min-width="1.426cm"/>
      <style:paragraph-properties style:writing-mode="lr-tb"/>
    </style:style>
    <style:style style:name="gr18" style:family="graphic" style:parent-style-name="standard">
      <style:graphic-properties draw:opacity="100%" draw:opacity-name="Transparency_20_1" draw:textarea-horizontal-align="justify" draw:textarea-vertical-align="middle" draw:auto-grow-height="false" fo:min-height="0.55cm" fo:min-width="3.574cm"/>
      <style:paragraph-properties style:writing-mode="lr-tb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draw:stroke="none" draw:marker-start="" draw:fill-color="#2a6099" draw:opacity="26%" draw:textarea-horizontal-align="justify" draw:textarea-vertical-align="top" draw:auto-grow-height="false" fo:min-height="14.35cm" fo:min-width="13.5cm"/>
      <style:paragraph-properties style:writing-mode="lr-tb"/>
    </style:style>
    <style:style style:name="gr21" style:family="graphic" style:parent-style-name="standard">
      <style:graphic-properties draw:stroke="none" draw:fill-color="#800080" draw:opacity="13%" draw:textarea-horizontal-align="justify" draw:textarea-vertical-align="top" draw:auto-grow-height="false" fo:min-height="14.35cm" fo:min-width="13.5cm"/>
      <style:paragraph-properties style:writing-mode="lr-tb"/>
    </style:style>
    <style:style style:name="gr22" style:family="graphic" style:parent-style-name="objectwithoutfill">
      <style:graphic-properties svg:stroke-color="#000000" draw:fill="solid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4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draw:fill-color="#ffffd7" draw:textarea-horizontal-align="justify" draw:textarea-vertical-align="middle" draw:auto-grow-height="false" fo:min-height="1.35cm" fo:min-width="2.9cm"/>
      <style:paragraph-properties style:writing-mode="lr-tb"/>
    </style:style>
    <style:style style:name="gr26" style:family="graphic" style:parent-style-name="standard">
      <style:graphic-properties draw:stroke="none" draw:fill-color="#ffffd7" draw:textarea-horizontal-align="justify" draw:textarea-vertical-align="middle" draw:auto-grow-height="false" fo:min-height="1.35cm" fo:min-width="3.3cm"/>
      <style:paragraph-properties style:writing-mode="lr-tb"/>
    </style:style>
    <style:style style:name="gr27" style:family="graphic" style:parent-style-name="standard">
      <style:graphic-properties draw:stroke="none" draw:fill-color="#ffffd7" draw:textarea-horizontal-align="justify" draw:textarea-vertical-align="middle" draw:auto-grow-height="false" fo:min-height="0.65cm" fo:min-width="1.8cm"/>
      <style:paragraph-properties style:writing-mode="lr-tb"/>
    </style:style>
    <style:style style:name="gr28" style:family="graphic" style:parent-style-name="standard">
      <style:graphic-properties draw:stroke="none" draw:fill-color="#ffffd7" draw:textarea-horizontal-align="justify" draw:textarea-vertical-align="middle" draw:auto-grow-height="false" fo:min-height="2.05cm" fo:min-width="3.7cm"/>
      <style:paragraph-properties style:writing-mode="lr-tb"/>
    </style:style>
    <style:style style:name="gr29" style:family="graphic" style:parent-style-name="standard">
      <style:graphic-properties draw:stroke="none" draw:fill-color="#ffffd7" draw:textarea-horizontal-align="justify" draw:textarea-vertical-align="middle" draw:auto-grow-height="false" fo:min-height="0.75cm" fo:min-width="1.3cm"/>
      <style:paragraph-properties style:writing-mode="lr-tb"/>
    </style:style>
    <style:style style:name="gr30" style:family="graphic" style:parent-style-name="standard">
      <style:graphic-properties draw:stroke="none" draw:fill-color="#ffffd7" draw:textarea-horizontal-align="justify" draw:textarea-vertical-align="middle" draw:auto-grow-height="false" fo:min-height="1.95cm" fo:min-width="2.9cm"/>
      <style:paragraph-properties style:writing-mode="lr-tb"/>
    </style:style>
    <style:style style:name="gr31" style:family="graphic" style:parent-style-name="standard">
      <style:graphic-properties draw:stroke="none" draw:fill-color="#ffffd7" draw:textarea-horizontal-align="justify" draw:textarea-vertical-align="middle" draw:auto-grow-height="false" fo:min-height="1.15cm" fo:min-width="2.1cm"/>
      <style:paragraph-properties style:writing-mode="lr-tb"/>
    </style:style>
    <style:style style:name="gr32" style:family="graphic" style:parent-style-name="standard">
      <style:graphic-properties draw:stroke="none" draw:fill-color="#ffffd7" draw:textarea-horizontal-align="justify" draw:textarea-vertical-align="middle" draw:auto-grow-height="false" fo:min-height="0.85cm" fo:min-width="1.2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text-underline-style="none"/>
    </style:style>
    <style:style style:name="P4" style:family="paragraph">
      <loext:graphic-properties draw:fill="solid"/>
      <style:paragraph-properties fo:text-align="justify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 style:writing-mode="lr-tb"/>
      <style:text-properties fo:font-size="16pt" style:font-size-asian="16pt" style:font-size-complex="16pt"/>
    </style:style>
    <style:style style:name="P7" style:family="paragraph">
      <loext:graphic-properties draw:opacity="100%" draw:opacity-name="Transparency_20_1"/>
      <style:paragraph-properties fo:text-align="center" style:writing-mode="lr-tb"/>
      <style:text-properties fo:font-size="16pt" style:font-size-asian="16pt" style:font-size-complex="16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opacity="100%" draw:opacity-name="Transparency_20_1"/>
      <style:paragraph-properties fo:text-align="center"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text-align="center" style:writing-mode="lr-tb"/>
      <style:text-properties fo:color="#2a6099"/>
    </style:style>
    <style:style style:name="P12" style:family="paragraph">
      <loext:graphic-properties draw:fill-color="#2a6099" draw:opacity="26%"/>
      <style:paragraph-properties fo:text-align="center" style:writing-mode="lr-tb"/>
      <style:text-properties fo:color="#2a6099"/>
    </style:style>
    <style:style style:name="P13" style:family="paragraph">
      <style:paragraph-properties fo:text-align="center" style:writing-mode="lr-tb"/>
      <style:text-properties fo:color="#800080"/>
    </style:style>
    <style:style style:name="P14" style:family="paragraph">
      <loext:graphic-properties draw:fill-color="#800080" draw:opacity="13%"/>
      <style:paragraph-properties fo:text-align="center" style:writing-mode="lr-tb"/>
      <style:text-properties fo:color="#800080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-color="#ffffd7"/>
      <style:paragraph-properties fo:text-align="center" style:writing-mode="lr-tb"/>
    </style:style>
    <style:style style:name="T1" style:family="text">
      <style:text-properties style:text-underline-style="none"/>
    </style:style>
    <style:style style:name="T2" style:family="text">
      <style:text-properties style:text-position="33% 58%" style:text-underline-style="none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2a6099"/>
    </style:style>
    <style:style style:name="T5" style:family="text">
      <style:text-properties fo:color="#800080"/>
    </style:style>
    <style:style style:name="T6" style:family="text">
      <style:text-properties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0.8cm" svg:y1="7.6cm" svg:x2="27.4cm" svg:y2="7.6cm">
          <text:p/>
        </draw:line>
        <draw:frame draw:style-name="gr2" draw:text-style-name="P3" draw:layer="layout" svg:width="8.2cm" svg:height="1cm" svg:x="9.9cm" svg:y="9.4cm">
          <draw:text-box>
            <text:p text:style-name="P2"><text:span text:style-name="T1">Durc</text:span><text:span text:style-name="T1">hme</text:span><text:span text:style-name="T1">sser/</text:span><text:span text:style-name="T1">Abst</text:span><text:span text:style-name="T1">ände </text:span><text:span text:style-name="T1">[m]</text:span></text:p>
          </draw:text-box>
        </draw:frame>
        <draw:line draw:style-name="gr3" draw:text-style-name="P1" draw:layer="layout" svg:x1="0.8cm" svg:y1="7.2cm" svg:x2="0.8cm" svg:y2="8cm">
          <text:p/>
        </draw:line>
        <draw:line draw:style-name="gr3" draw:text-style-name="P1" draw:layer="layout" svg:x1="7.6cm" svg:y1="7.2cm" svg:x2="7.6cm" svg:y2="8cm">
          <text:p/>
        </draw:line>
        <draw:line draw:style-name="gr3" draw:text-style-name="P4" draw:layer="layout" svg:x1="21.2cm" svg:y1="7.2cm" svg:x2="21.2cm" svg:y2="8cm">
          <text:p/>
        </draw:line>
        <draw:frame draw:style-name="gr4" draw:text-style-name="P5" draw:layer="layout" svg:width="2.403cm" svg:height="0.962cm" svg:x="0.179cm" svg:y="6.3cm">
          <draw:text-box>
            <text:p>Planck</text:p>
          </draw:text-box>
        </draw:frame>
        <draw:frame draw:style-name="gr5" draw:text-style-name="P5" draw:layer="layout" svg:width="1.734cm" svg:height="0.962cm" svg:x="0.18cm" svg:y="8cm">
          <draw:text-box>
            <text:p>10<text:span text:style-name="T2">-35</text:span></text:p>
          </draw:text-box>
        </draw:frame>
        <draw:frame draw:style-name="gr6" draw:text-style-name="P5" draw:layer="layout" svg:width="2.648cm" svg:height="1.673cm" svg:x="25.18cm" svg:y="5.7cm">
          <draw:text-box>
            <text:p>Unsere<text:line-break/>Galaxie</text:p>
          </draw:text-box>
        </draw:frame>
        <draw:frame draw:style-name="gr7" draw:text-style-name="P5" draw:layer="layout" svg:width="2.284cm" svg:height="0.962cm" svg:x="6.48cm" svg:y="8cm">
          <draw:text-box>
            <text:p>&lt; 10<text:span text:style-name="T2">-</text:span><text:span text:style-name="T2">18</text:span></text:p>
          </draw:text-box>
        </draw:frame>
        <draw:line draw:style-name="gr3" draw:text-style-name="P1" draw:layer="layout" svg:x1="14.4cm" svg:y1="7.2cm" svg:x2="14.4cm" svg:y2="8cm">
          <text:p/>
        </draw:line>
        <draw:line draw:style-name="gr3" draw:text-style-name="P1" draw:layer="layout" svg:x1="26.5cm" svg:y1="7.2cm" svg:x2="26.5cm" svg:y2="8cm">
          <text:p/>
        </draw:line>
        <draw:frame draw:style-name="gr8" draw:text-style-name="P5" draw:layer="layout" svg:width="2.229cm" svg:height="0.962cm" svg:x="6.48cm" svg:y="6.3cm">
          <draw:text-box>
            <text:p>Quark</text:p>
          </draw:text-box>
        </draw:frame>
        <draw:frame draw:style-name="gr9" draw:text-style-name="P5" draw:layer="layout" svg:width="1.531cm" svg:height="0.962cm" svg:x="13.68cm" svg:y="8cm">
          <draw:text-box>
            <text:p>10<text:span text:style-name="T2">-1</text:span></text:p>
          </draw:text-box>
        </draw:frame>
        <draw:frame draw:style-name="gr10" draw:text-style-name="P5" draw:layer="layout" svg:width="1.556cm" svg:height="0.962cm" svg:x="13.581cm" svg:y="6.3cm">
          <draw:text-box>
            <text:p text:style-name="P2">Ball</text:p>
          </draw:text-box>
        </draw:frame>
        <draw:frame draw:style-name="gr11" draw:text-style-name="P5" draw:layer="layout" svg:width="2.894cm" svg:height="0.962cm" svg:x="20.481cm" svg:y="6.3cm">
          <draw:text-box>
            <text:p>Lichtjahr</text:p>
          </draw:text-box>
        </draw:frame>
        <draw:frame draw:style-name="gr12" draw:text-style-name="P5" draw:layer="layout" svg:width="1.611cm" svg:height="0.962cm" svg:x="20.381cm" svg:y="8cm">
          <draw:text-box>
            <text:p>10<text:span text:style-name="T2">16</text:span></text:p>
          </draw:text-box>
        </draw:frame>
        <draw:frame draw:style-name="gr12" draw:text-style-name="P5" draw:layer="layout" svg:width="1.611cm" svg:height="0.962cm" svg:x="25.682cm" svg:y="8cm">
          <draw:text-box>
            <text:p>10<text:span text:style-name="T2">21</text:span></text:p>
          </draw:text-box>
        </draw:frame>
        <draw:line draw:style-name="gr3" draw:text-style-name="P1" draw:layer="layout" svg:x1="10.8cm" svg:y1="7.2cm" svg:x2="10.8cm" svg:y2="8cm">
          <text:p/>
        </draw:line>
        <draw:frame draw:style-name="gr13" draw:text-style-name="P5" draw:layer="layout" svg:width="1.984cm" svg:height="0.962cm" svg:x="9.781cm" svg:y="6.3cm">
          <draw:text-box>
            <text:p>Atom</text:p>
          </draw:text-box>
        </draw:frame>
        <draw:frame draw:style-name="gr5" draw:text-style-name="P5" draw:layer="layout" svg:width="1.734cm" svg:height="0.962cm" svg:x="9.981cm" svg:y="8cm">
          <draw:text-box>
            <text:p>10<text:span text:style-name="T2">-10</text:span></text:p>
          </draw:text-box>
        </draw:frame>
        <draw:line draw:style-name="gr3" draw:text-style-name="P4" draw:layer="layout" svg:x1="19.4cm" svg:y1="7.2cm" svg:x2="19.4cm" svg:y2="8cm">
          <text:p/>
        </draw:line>
        <draw:frame draw:style-name="gr14" draw:text-style-name="P5" draw:layer="layout" svg:width="4.443cm" svg:height="0.962cm" svg:x="16.081cm" svg:y="6.3cm">
          <draw:text-box>
            <text:p>Jupiter-Sonne</text:p>
          </draw:text-box>
        </draw:frame>
        <draw:frame draw:style-name="gr12" draw:text-style-name="P5" draw:layer="layout" svg:width="1.611cm" svg:height="0.962cm" svg:x="18.682cm" svg:y="8cm">
          <draw:text-box>
            <text:p>10<text:span text:style-name="T2">12</text:span></text:p>
          </draw:text-box>
        </draw:frame>
        <draw:custom-shape draw:style-name="gr15" draw:text-style-name="P7" draw:layer="layout" svg:width="4.8cm" svg:height="1.6cm" svg:x="12cm" svg:y="4.4cm">
          <text:p text:style-name="P6"><text:span text:style-name="T3">Klass. Mechanik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9" draw:layer="layout" svg:width="5.7cm" svg:height="1.6cm" svg:x="16.9cm" svg:y="4.4cm">
          <text:p text:style-name="P8"><text:s/>Relativitätstheori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9" draw:layer="layout" svg:width="2.2cm" svg:height="1.6cm" svg:x="9.7cm" svg:y="4.4cm">
          <text:p text:style-name="P8">QM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9" draw:layer="layout" svg:width="2.2cm" svg:height="1.6cm" svg:x="7.401cm" svg:y="4.4cm">
          <text:p text:style-name="P8">QFT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9" draw:layer="layout" svg:width="2.2cm" svg:height="1.6cm" svg:x="5.102cm" svg:y="4.4cm">
          <text:p text:style-name="P8">?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9" draw:layer="layout" svg:width="2.2cm" svg:height="1.6cm" svg:x="2.803cm" svg:y="4.4cm">
          <text:p text:style-name="P8">??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9" draw:layer="layout" svg:width="2.2cm" svg:height="1.6cm" svg:x="0.504cm" svg:y="4.4cm">
          <text:p text:style-name="P8">???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9" draw:layer="layout" svg:width="4.655cm" svg:height="1.6cm" svg:x="22.745cm" svg:y="4.4cm">
          <text:p text:style-name="P8">?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20" draw:text-style-name="P12" draw:layer="layout" svg:width="14cm" svg:height="14.6cm" svg:x="0cm" svg:y="0.6cm">
          <text:p text:style-name="P11"><text:span text:style-name="T4">Eine absolute Zeit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4cm" svg:height="14.6cm" svg:x="14cm" svg:y="0.6cm">
          <text:p text:style-name="P13"><text:span text:style-name="T5">Subjektive Zeiten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0cm" svg:y1="8cm" svg:x2="28cm" svg:y2="8cm">
          <text:p/>
        </draw:line>
        <draw:frame draw:style-name="gr23" draw:text-style-name="P15" draw:layer="layout" svg:width="3.8cm" svg:height="2.384cm" svg:x="12.2cm" svg:y="6.7cm">
          <draw:text-box>
            <text:p text:style-name="P2">additiv </text:p>
            <text:p text:style-name="P2"><text:line-break/>multiplikativ</text:p>
          </draw:text-box>
        </draw:frame>
        <draw:custom-shape draw:style-name="gr24" draw:text-style-name="P16" draw:layer="layout" svg:width="0.6cm" svg:height="0.6cm" svg:x="12.2cm" svg:y="6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433.4047109207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6" draw:layer="layout" svg:width="0.6cm" svg:height="0.6cm" draw:transform="rotate (-0.757647428290739) translate (11.789cm 8.17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433.4047109207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6" draw:layer="layout" svg:width="0.6cm" svg:height="0.6cm" draw:transform="rotate (-0.757647428290739) translate (16.29cm 8.178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433.4047109207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6" draw:layer="layout" svg:width="0.6cm" svg:height="0.6cm" svg:x="15.201cm" svg:y="6.9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433.4047109207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7" draw:layer="layout" svg:width="3.4cm" svg:height="1.6cm" svg:x="2.6cm" svg:y="3.4cm">
          <text:p text:style-name="P8">Klassische<text:line-break/>Mechanik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3.4cm" svg:height="1.6cm" svg:x="9.3cm" svg:y="2.9cm">
          <text:p text:style-name="P8">Thermo-<text:line-break/>dynamik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3.4cm" svg:height="1.6cm" svg:x="6cm" svg:y="4.3cm">
          <text:p text:style-name="P8">Statistische<text:line-break/>Physik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3.8cm" svg:height="1.6cm" svg:x="19.2cm" svg:y="3cm">
          <text:p text:style-name="P8">Relativitäts-<text:line-break/>theorie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3.4cm" svg:height="1.6cm" svg:x="18.8cm" svg:y="7.1cm">
          <text:p text:style-name="P8">Psycho-<text:line-break/>logie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2.3cm" svg:height="0.9cm" svg:x="12.7cm" svg:y="3.3cm">
          <text:p text:style-name="P8"><text:span text:style-name="T6">Δ</text:span>S <text:span text:style-name="T6">≥</text:span> 0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3.4cm" svg:height="1.6cm" svg:x="1.2cm" svg:y="5.4cm">
          <text:p text:style-name="P8">Klassische<text:line-break/>Chemie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3.4cm" svg:height="1.6cm" svg:x="10.6cm" svg:y="4.8cm">
          <text:p text:style-name="P8">Elektro-<text:line-break/>dynamik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3.4cm" svg:height="1.6cm" svg:x="5.4cm" svg:y="9.9cm">
          <text:p text:style-name="P8">Quanten-<text:line-break/>mechanik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4.2cm" svg:height="2.3cm" svg:x="17.8cm" svg:y="9.9cm">
          <text:p text:style-name="P8">Relativistische<text:line-break/>Quanten-<text:line-break/>feldtheorien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1.8cm" svg:height="1cm" svg:x="6.6cm" svg:y="2.5cm">
          <text:p text:style-name="P8">Optik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3.4cm" svg:height="1.6cm" svg:x="9.3cm" svg:y="11cm">
          <text:p text:style-name="P8">Quanten-<text:line-break/>statistik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3.4cm" svg:height="2.2cm" svg:x="15.1cm" svg:y="12.2cm">
          <text:p text:style-name="P8">Quanten-<text:line-break/>Elektro-<text:line-break/>dynamik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3.4cm" svg:height="1.6cm" svg:x="1.2cm" svg:y="10.4cm">
          <text:p text:style-name="P8">Quanten-<text:line-break/>Chemie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3.4cm" svg:height="1.6cm" svg:x="23.9cm" svg:y="12.9cm">
          <text:p text:style-name="P8">?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2.6cm" svg:height="1.4cm" svg:x="1.1cm" svg:y="1.6cm">
          <text:p text:style-name="P8">Alltag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3.4cm" svg:height="1.6cm" svg:x="6cm" svg:y="7.2cm">
          <text:p text:style-name="P8">Festkörper-<text:line-break/>physik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3.4cm" svg:height="2.2cm" svg:x="22cm" svg:y="9.2cm">
          <text:p text:style-name="P8">Quanten-<text:line-break/>Chromo-<text:line-break/>dynamik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1.7cm" svg:height="1.1cm" svg:x="21.5cm" svg:y="12.1cm">
          <text:p text:style-name="P8">usw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16:17:41.030555415</meta:creation-date>
    <dc:date>2021-08-30T17:46:08.745303838</dc:date>
    <meta:editing-duration>PT42M26S</meta:editing-duration>
    <meta:editing-cycles>19</meta:editing-cycles>
    <meta:generator>LibreOffice/6.4.7.2$Linux_X86_64 LibreOffice_project/40$Build-2</meta:generator>
    <meta:document-statistic meta:object-count="83"/>
  </office:meta>
</office:document-meta>
</file>